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812296957851533768"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2"/>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text:soft-page-break/>–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text:soft-page-break/></text:p>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text:soft-page-break/></text:p>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text:soft-page-break/></text:p>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text:soft-page-break/>–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text:soft-page-break/>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text:soft-page-break/>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text:soft-page-break/>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text:soft-page-break/>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text:soft-page-break/>–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text:soft-page-break/>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text:soft-page-break/>–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text:soft-page-break/>–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text:span><text:span text:style-name="T26">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text:soft-page-break/>–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text:soft-page-break/>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text:soft-page-break/>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text:span><text:span text:style-name="T11">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text:soft-page-break/>–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text:soft-page-break/></text:p>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text:soft-page-break/>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text:span><text:span text:style-name="T1">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text:soft-page-break/>–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text:span><text:span text:style-name="T51">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text:soft-page-break/></text:p>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text:soft-page-break/></text:p>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text:soft-page-break/>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text:soft-page-break/>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11T21:30:15.91</dc:date>
    <meta:editing-duration>P163DT7H22M35S</meta:editing-duration>
    <meta:editing-cycles>10406</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7" meta:paragraph-count="5010" meta:word-count="109638" meta:character-count="697109"/>
  </office:meta>
</office:document-meta>
</file>